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test batch</text:p>
          </table:table-cell>
          <table:table-cell table:number-columns-repeated="2"/>
          <table:table-cell office:value-type="float" office:value="34.76" calcext:value-type="float">
            <text:p>34.76</text:p>
          </table:table-cell>
          <table:table-cell/>
          <table:table-cell office:value-type="string" calcext:value-type="string">
            <text:p>RECEIV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R2032</text:p>
          </table:table-cell>
          <table:table-cell office:value-type="string" calcext:value-type="string">
            <text:p>https://www.ebay.com/itm/254962062577</text:p>
          </table:table-cell>
          <table:table-cell office:value-type="float" office:value="1000" calcext:value-type="float">
            <text:p>1000</text:p>
          </table:table-cell>
          <table:table-cell office:value-type="float" office:value="122.83" calcext:value-type="float">
            <text:p>122.83</text:p>
          </table:table-cell>
          <table:table-cell table:formula="of:=[.D3]/[.C3]" office:value-type="float" office:value="0.12283" calcext:value-type="float">
            <text:p>0.12283</text:p>
          </table:table-cell>
          <table:table-cell office:value-type="string" calcext:value-type="string">
            <text:p>RECEIV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string" calcext:value-type="string">
            <text:p>https://www.lcsc.com/product-detail/Button-And-Strip-Battery-Connector_Q-J-BS-2-1_C70376.html</text:p>
          </table:table-cell>
          <table:table-cell office:value-type="float" office:value="1000" calcext:value-type="float">
            <text:p>1000</text:p>
          </table:table-cell>
          <table:table-cell office:value-type="float" office:value="65.83" calcext:value-type="float">
            <text:p>65.83</text:p>
          </table:table-cell>
          <table:table-cell table:formula="of:=[.D4]/[.C4]" office:value-type="float" office:value="0.06583" calcext:value-type="float">
            <text:p>0.06583</text:p>
          </table:table-cell>
          <table:table-cell office:value-type="string" calcext:value-type="string">
            <text:p>RECEIV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TINY9-TS8R (Global Parts Sourcing)</text:p>
          </table:table-cell>
          <table:table-cell office:value-type="string" calcext:value-type="string">
            <text:p>https://jlcpcb.com/user-center/smtPrivateLibrary/orderParts</text:p>
          </table:table-cell>
          <table:table-cell office:value-type="float" office:value="900" calcext:value-type="float">
            <text:p>900</text:p>
          </table:table-cell>
          <table:table-cell office:value-type="float" office:value="441.28" calcext:value-type="float">
            <text:p>441.28</text:p>
          </table:table-cell>
          <table:table-cell table:formula="of:=[.D5]/[.C5]" office:value-type="float" office:value="0.490311111111111" calcext:value-type="float">
            <text:p>0.49031111111111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was shipped from digikey to jlcpcb for pcb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B+assembly+shipping+tax-coupon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597.14" calcext:value-type="float">
            <text:p>597.14</text:p>
          </table:table-cell>
          <table:table-cell table:formula="of:=[.D6]/[.C6]" office:value-type="float" office:value="0.663488888888889" calcext:value-type="float">
            <text:p>0.663488888888889</text:p>
          </table:table-cell>
          <table:table-cell office:value-type="string" calcext:value-type="string">
            <text:p>RECEIV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andwich zip bags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37.68" calcext:value-type="float">
            <text:p>37.68</text:p>
          </table:table-cell>
          <table:table-cell table:formula="of:=[.D7]/[.C7]" office:value-type="float" office:value="0.0438139534883721" calcext:value-type="float">
            <text:p>0.0438139534883721</text:p>
          </table:table-cell>
          <table:table-cell office:value-type="string" calcext:value-type="string">
            <text:p>BOUGH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rdstock paper</text:p>
          </table:table-cell>
          <table:table-cell/>
          <table:table-cell table:formula="of:=250*4" office:value-type="float" office:value="1000" calcext:value-type="float">
            <text:p>1000</text:p>
          </table:table-cell>
          <table:table-cell office:value-type="float" office:value="48.79" calcext:value-type="float">
            <text:p>48.79</text:p>
          </table:table-cell>
          <table:table-cell table:formula="of:=[.D8]/[.C8]" office:value-type="float" office:value="0.04879" calcext:value-type="float">
            <text:p>0.04879</text:p>
          </table:table-cell>
          <table:table-cell office:value-type="string" calcext:value-type="string">
            <text:p>BOUGHT</text:p>
          </table:table-cell>
          <table:table-cell office:value-type="string" calcext:value-type="string">
            <text:p>paper is cut into 4 so the units of “qty” are “¼ pages"</text:p>
          </table:table-cell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11])" office:value-type="float" office:value="1348.31" calcext:value-type="float">
            <text:p>1348.31</text:p>
          </table:table-cell>
          <table:table-cell table:formula="of:=SUM([.E2:.E11])" office:value-type="float" office:value="1.43506395348837" calcext:value-type="float">
            <text:p>1.43506395348837</text:p>
          </table:table-cell>
          <table:table-cell table:formula="of:=[.$D$12]/900" office:value-type="float" office:value="1.49812222222222" calcext:value-type="float">
            <text:p>1.49812222222222</text:p>
          </table:table-cell>
          <table:table-cell office:value-type="string" calcext:value-type="string">
            <text:p>← actual cost per unit incl. R&amp;D and overstock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 style:data-style-name="N2" text:time-value="20:26:42.9190976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1:43:01.402816328</meta:creation-date>
    <dc:date>2024-07-24T20:31:13.072944158</dc:date>
    <meta:editing-duration>PT16H51M55S</meta:editing-duration>
    <meta:editing-cycles>18</meta:editing-cycles>
    <meta:generator>LibreOffice/24.2.4.2$Linux_X86_64 LibreOffice_project/420$Build-2</meta:generator>
    <meta:document-statistic meta:table-count="1" meta:cell-count="50" meta:object-count="0"/>
  </office:meta>
</office:document-meta>
</file>